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  <style:style style:name="ce5" style:family="table-cell" style:parent-style-name="Default" style:data-style-name="N2"/>
    <style:style style:name="ce8" style:family="table-cell" style:parent-style-name="Default" style:data-style-name="N125"/>
    <style:style style:name="ce11" style:family="table-cell" style:parent-style-name="Default" style:data-style-name="N128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2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2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5" table:formula="of:=[.B7]/[$specifications.B8]" office:value-type="float" office:value="4.36507936507936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" table:formula="of:=[.B1]/[.B11]" office:value-type="float" office:value="0.331125827814569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69" calcext:value-type="float">
            <text:p>0.0331125827814569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8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2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2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1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5" table:formula="of:=270" office:value-type="float" office:value="270" calcext:value-type="float">
            <text:p>270.0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5" table:formula="of:=[.B7]*([.B4]+[.B8])" office:value-type="float" office:value="76.95" calcext:value-type="float">
            <text:p>76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5" table:formula="of:=(-1)*LN(0.1)*[.B9]" office:value-type="float" office:value="177.183922905892" calcext:value-type="float">
            <text:p>17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5" table:formula="of:=([.B1]*0.9)^2*[.B7]/2" office:value-type="float" office:value="1.0935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4485.5967078189" calcext:value-type="float">
            <text:p>14485.5967078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4.02377686328304" calcext:value-type="float">
            <text:p>4.0237768632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" table:formula="of:=[.B12]/[.B10]" office:value-type="float" office:value="81.7545772226338" calcext:value-type="float">
            <text:p>81.75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3.7.2$Linux_X86_64 LibreOffice_project/30$Build-2</meta:generator>
    <dc:date>2023-11-22T15:35:07.871090163</dc:date>
    <meta:editing-duration>PT4H52M24S</meta:editing-duration>
    <meta:editing-cycles>32</meta:editing-cycles>
    <meta:document-statistic meta:table-count="5" meta:cell-count="142" meta:object-count="0"/>
  </office:meta>
</office:document-meta>
</file>